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officeooo:rsid="00029bc1" officeooo:paragraph-rsid="00029bc1" style:font-weight-asian="bold" style:font-weight-complex="bold"/>
    </style:style>
    <style:style style:name="P2" style:family="paragraph" style:parent-style-name="Standard">
      <style:text-properties fo:font-weight="bold" officeooo:rsid="000499e5" officeooo:paragraph-rsid="000499e5" style:font-weight-asian="bold" style:font-weight-complex="bold"/>
    </style:style>
    <style:style style:name="P3" style:family="paragraph" style:parent-style-name="Standard">
      <style:text-properties fo:font-weight="bold" officeooo:rsid="0005c37a" officeooo:paragraph-rsid="0005c37a" style:font-weight-asian="bold" style:font-weight-complex="bold"/>
    </style:style>
    <style:style style:name="P4" style:family="paragraph" style:parent-style-name="Standard">
      <style:text-properties fo:font-weight="bold" officeooo:rsid="00076d0b" officeooo:paragraph-rsid="00076d0b" style:font-weight-asian="bold" style:font-weight-complex="bold"/>
    </style:style>
    <style:style style:name="P5" style:family="paragraph" style:parent-style-name="Standard">
      <style:text-properties fo:font-weight="bold" officeooo:rsid="0007a2bd" officeooo:paragraph-rsid="0007a2bd" style:font-weight-asian="bold" style:font-weight-complex="bold"/>
    </style:style>
    <style:style style:name="P6" style:family="paragraph" style:parent-style-name="Standard">
      <style:text-properties fo:font-weight="bold" officeooo:rsid="0009994b" officeooo:paragraph-rsid="0009994b" style:font-weight-asian="bold" style:font-weight-complex="bold"/>
    </style:style>
    <style:style style:name="P7" style:family="paragraph" style:parent-style-name="Standard">
      <style:text-properties fo:font-weight="bold" officeooo:rsid="000e5218" officeooo:paragraph-rsid="000e5218" style:font-weight-asian="bold" style:font-weight-complex="bold"/>
    </style:style>
    <style:style style:name="P8" style:family="paragraph" style:parent-style-name="Standard">
      <style:text-properties fo:font-weight="bold" officeooo:rsid="000ee7c2" officeooo:paragraph-rsid="000ee7c2" style:font-weight-asian="bold" style:font-weight-complex="bold"/>
    </style:style>
    <style:style style:name="P9" style:family="paragraph" style:parent-style-name="Standard">
      <style:text-properties fo:font-weight="bold" officeooo:rsid="0010abcf" officeooo:paragraph-rsid="0010abcf" style:font-weight-asian="bold" style:font-weight-complex="bold"/>
    </style:style>
    <style:style style:name="P10" style:family="paragraph" style:parent-style-name="Standard">
      <style:text-properties fo:font-weight="normal" officeooo:rsid="000499e5" officeooo:paragraph-rsid="000499e5" style:font-weight-asian="normal" style:font-weight-complex="normal"/>
    </style:style>
    <style:style style:name="P11" style:family="paragraph" style:parent-style-name="Standard">
      <style:text-properties fo:font-weight="normal" officeooo:rsid="00029bc1" officeooo:paragraph-rsid="00029bc1" style:font-weight-asian="normal" style:font-weight-complex="normal"/>
    </style:style>
    <style:style style:name="P12" style:family="paragraph" style:parent-style-name="Standard">
      <style:text-properties fo:font-weight="normal" officeooo:rsid="0005c37a" officeooo:paragraph-rsid="0005c37a" style:font-weight-asian="normal" style:font-weight-complex="normal"/>
    </style:style>
    <style:style style:name="P13" style:family="paragraph" style:parent-style-name="Standard">
      <style:text-properties fo:font-weight="normal" officeooo:rsid="00076d0b" officeooo:paragraph-rsid="00076d0b" style:font-weight-asian="normal" style:font-weight-complex="normal"/>
    </style:style>
    <style:style style:name="P14" style:family="paragraph" style:parent-style-name="Standard">
      <style:text-properties fo:font-weight="normal" officeooo:rsid="0007a2bd" officeooo:paragraph-rsid="0007a2bd" style:font-weight-asian="normal" style:font-weight-complex="normal"/>
    </style:style>
    <style:style style:name="P15" style:family="paragraph" style:parent-style-name="Standard">
      <style:text-properties fo:font-weight="normal" officeooo:rsid="0009994b" officeooo:paragraph-rsid="0009994b" style:font-weight-asian="normal" style:font-weight-complex="normal"/>
    </style:style>
    <style:style style:name="P16" style:family="paragraph" style:parent-style-name="Standard">
      <style:text-properties fo:font-weight="normal" officeooo:rsid="000b7c0e" officeooo:paragraph-rsid="000b7c0e" style:font-weight-asian="normal" style:font-weight-complex="normal"/>
    </style:style>
    <style:style style:name="P17" style:family="paragraph" style:parent-style-name="Standard">
      <style:text-properties fo:font-weight="normal" officeooo:rsid="000e5218" officeooo:paragraph-rsid="000e5218" style:font-weight-asian="normal" style:font-weight-complex="normal"/>
    </style:style>
    <style:style style:name="P18" style:family="paragraph" style:parent-style-name="Standard">
      <style:text-properties fo:font-weight="normal" officeooo:rsid="000ee7c2" officeooo:paragraph-rsid="000ee7c2" style:font-weight-asian="normal" style:font-weight-complex="normal"/>
    </style:style>
    <style:style style:name="P19" style:family="paragraph" style:parent-style-name="Standard">
      <style:text-properties fo:font-weight="normal" officeooo:rsid="000499e5" officeooo:paragraph-rsid="000499e5" style:font-weight-asian="normal" style:font-weight-complex="normal"/>
    </style:style>
    <style:style style:name="P20" style:family="paragraph" style:parent-style-name="Standard">
      <style:text-properties fo:font-weight="normal" officeooo:rsid="000499e5" officeooo:paragraph-rsid="0014b4a8" style:font-weight-asian="normal" style:font-weight-complex="normal"/>
    </style:style>
    <style:style style:name="P21" style:family="paragraph" style:parent-style-name="Standard">
      <style:text-properties fo:font-weight="normal" officeooo:rsid="0014b4a8" officeooo:paragraph-rsid="0014b4a8" style:font-weight-asian="normal" style:font-weight-complex="normal"/>
    </style:style>
    <style:style style:name="P22" style:family="paragraph" style:parent-style-name="Standard">
      <style:text-properties fo:font-weight="normal" officeooo:rsid="0009994b" officeooo:paragraph-rsid="0009994b" style:font-weight-asian="normal" style:font-weight-complex="normal"/>
    </style:style>
    <style:style style:name="P23" style:family="paragraph" style:parent-style-name="Standard">
      <style:text-properties fo:font-weight="normal" officeooo:rsid="00159413" officeooo:paragraph-rsid="00159413" style:font-weight-asian="normal" style:font-weight-complex="normal"/>
    </style:style>
    <style:style style:name="P24" style:family="paragraph" style:parent-style-name="Standard">
      <style:text-properties fo:font-weight="bold" officeooo:rsid="0005c37a" officeooo:paragraph-rsid="0005c37a" style:font-weight-asian="bold" style:font-weight-complex="bold"/>
    </style:style>
    <style:style style:name="P25" style:family="paragraph" style:parent-style-name="Standard">
      <style:text-properties fo:font-weight="bold" officeooo:rsid="0014b4a8" officeooo:paragraph-rsid="0014b4a8" style:font-weight-asian="bold" style:font-weight-complex="bold"/>
    </style:style>
    <style:style style:name="P26" style:family="paragraph" style:parent-style-name="Standard">
      <style:text-properties fo:font-weight="bold" officeooo:rsid="00029bc1" officeooo:paragraph-rsid="0014b4a8" style:font-weight-asian="bold" style:font-weight-complex="bold"/>
    </style:style>
    <style:style style:name="P27" style:family="paragraph" style:parent-style-name="Standard">
      <style:text-properties fo:font-weight="bold" officeooo:rsid="00159413" officeooo:paragraph-rsid="00159413" style:font-weight-asian="bold" style:font-weight-complex="bold"/>
    </style:style>
    <style:style style:name="T1" style:family="text">
      <style:text-properties officeooo:rsid="000499e5"/>
    </style:style>
    <style:style style:name="T2" style:family="text">
      <style:text-properties fo:font-weight="bold" style:font-weight-asian="bold" style:font-weight-complex="bold"/>
    </style:style>
    <style:style style:name="T3" style:family="text">
      <style:text-properties officeooo:rsid="0005c37a"/>
    </style:style>
    <style:style style:name="T4" style:family="text">
      <style:text-properties officeooo:rsid="00076d0b"/>
    </style:style>
    <style:style style:name="T5" style:family="text">
      <style:text-properties officeooo:rsid="000b7c0e"/>
    </style:style>
    <style:style style:name="T6" style:family="text">
      <style:text-properties officeooo:rsid="0014b4a8"/>
    </style:style>
    <style:style style:name="T7" style:family="text">
      <style:text-properties officeooo:rsid="001594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 <text:s text:c="8"/>Manual de Usuario Sistema de entrada y salida de equipos Cellcity</text:p>
      <text:p text:style-name="P1"/>
      <text:p text:style-name="P1"/>
      <text:p text:style-name="P1"/>
      <text:p text:style-name="P1"/>
      <text:p text:style-name="P1">Indice</text:p>
      <text:p text:style-name="P1"/>
      <text:p text:style-name="P1"/>
      <text:p text:style-name="P1"/>
      <text:p text:style-name="P1"><text:tab/><text:tab/><text:tab/><text:tab/><text:tab/><text:tab/><text:tab/><text:tab/><text:tab/><text:tab/><text:tab/><text:tab/> <text:s text:c="2"/><text:tab/>Pagina</text:p>
      <text:p text:style-name="P1"/>
      <text:p text:style-name="P1"/>
      <text:p text:style-name="P1"/>
      <text:p text:style-name="P1">Busqueda de Folios ......................................................................................................................... 2</text:p>
      <text:p text:style-name="P1"/>
      <text:p text:style-name="P1"/>
      <text:p text:style-name="P1"/>
      <text:p text:style-name="P1">Folio................................................................................................................................................... <text:span text:style-name="T3">4</text:span></text:p>
      <text:p text:style-name="P1"><text:tab/>-<text:span text:style-name="T3">Ingresar folios</text:span></text:p>
      <text:p text:style-name="P1"><text:tab/>-<text:span text:style-name="T3">Editar Folios</text:span></text:p>
      <text:p text:style-name="P1"/>
      <text:p text:style-name="P1"/>
      <text:p text:style-name="P1">Cliente<text:span text:style-name="T3">s</text:span>.............................................................................................................................................. <text:span text:style-name="T3">5</text:span></text:p>
      <text:p text:style-name="P1"><text:tab/>-<text:span text:style-name="T3">Ingresar clientes</text:span></text:p>
      <text:p text:style-name="P1"><text:tab/>-<text:span text:style-name="T3">Actualizar clientes</text:span></text:p>
      <text:p text:style-name="P1"/>
      <text:p text:style-name="P1">Impresion de Folios.......................................................................................................................... 6</text:p>
      <text:p text:style-name="P1"/>
      <text:p text:style-name="P1"/>
      <text:p text:style-name="P1"/>
      <text:p text:style-name="P1">Manejo de Usuarios.......................................................................................................................... 8</text:p>
      <text:p text:style-name="P1"/>
      <text:p text:style-name="P1"/>
      <text:p text:style-name="P9">Botones............................................................................................................................................... 9</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text:span text:style-name="T2">Busqueda de Folios:</text:span><text:line-break/></text:p>
      <text:p text:style-name="P11"/>
      <text:p text:style-name="P11">La opcion de buscar folios la encuentras directamente en la <text:span text:style-name="T6">pantalla pricipal </text:span><text:s/>del sistema en el boton que dice Busqueda, una vez presionado el boton tendrás la opción de <text:span text:style-name="T1">6 opciones de busqueda que son busqueda por imei, folio, fecha, equipo ,cliente y busqueda de todos los folios agregados. </text:span></text:p>
      <text:p text:style-name="P11"/>
      <text:p text:style-name="P11"/>
      <text:p text:style-name="P2">Por Folio:</text:p>
      <text:p text:style-name="P2"/>
      <text:p text:style-name="P2"/>
      <text:p text:style-name="P10">La busqueda por folio busca exactamente el folio que estas buscando , el campo disponible espera <text:s/>que se ingresen numeros de lo contrario la busqueda no regresara nada. </text:p>
      <text:p text:style-name="P10"/>
      <text:p text:style-name="P10"/>
      <text:p text:style-name="P2">Por imei:</text:p>
      <text:p text:style-name="P2"/>
      <text:p text:style-name="P10">La busqueda por imei acepta tanto numeros como letras, deberas ingresar el imei exactamente de lo contrario la busqueda no regresara ningun resultado o vacía.</text:p>
      <text:p text:style-name="P10"/>
      <text:p text:style-name="P10"/>
      <text:p text:style-name="P2">Por fecha:</text:p>
      <text:p text:style-name="P10"/>
      <text:p text:style-name="P10">La busqueda por fecha <text:s/>nos referimos a la fecha de ingreso del equipo al sistema, al hace click en el campo de fecha se vera un recuadro que simula un calendario, esto para hacer la busqueda mas sencilla, en el cual tendremos que selecionar el dia deseado y hacer click en el boton buscar.</text:p>
      <text:p text:style-name="P10"/>
      <text:p text:style-name="P10"/>
      <text:p text:style-name="P2">Por equipo:</text:p>
      <text:p text:style-name="P2"/>
      <text:p text:style-name="P10">La busqueda por equipo acepta tambien numeros como letras , en esta busqueda no necesariamente tenemos que ingresar el equipo exactamente sino que podemos poner las primeras letras y si se encuentra conicidencia el resultado arrojara el aproximado. </text:p>
      <text:p text:style-name="P10">Ejemplo de busqueda:</text:p>
      <text:p text:style-name="P10"><text:tab/>Gal</text:p>
      <text:p text:style-name="P10">Resultado: </text:p>
      <text:p text:style-name="P10"><text:tab/>Galaxy s1</text:p>
      <text:p text:style-name="P10"><text:tab/>Galaxy s2</text:p>
      <text:p text:style-name="P10"><text:tab/>Galaxy s3</text:p>
      <text:p text:style-name="P10"><text:tab/>Galaxy </text:p>
      <text:p text:style-name="P10"><text:tab/>etc.</text:p>
      <text:p text:style-name="P10"/>
      <text:p text:style-name="P10"/>
      <text:p text:style-name="P10"/>
      <text:p text:style-name="P10"/>
      <text:p text:style-name="P10"/>
      <text:p text:style-name="P10"/>
      <text:p text:style-name="P10"/>
      <text:p text:style-name="P10"/>
      <text:p text:style-name="P2"><text:soft-page-break/>Por Cliente:</text:p>
      <text:p text:style-name="P2"/>
      <text:p text:style-name="P10">En esta busqueda se tienen 3 opciones . </text:p>
      <text:p text:style-name="P10"/>
      <text:p text:style-name="P10">La primera es buscar ingresando el nombre o las primeras letras del cliente deseado ( en donde si el cliente ya esta registrado se mostrara una lista de las posibles opciones ) <text:s/>y presionar <text:s/>buscar, al hacer esto el resultado de la busqueda regresara todos los equipos que dicho cliente tiene en ese momento.</text:p>
      <text:p text:style-name="P10"/>
      <text:p text:style-name="P10">La segunda opcion es ingresar el nombre del cliente y seleccionar de las opciones que se encuentran en el lado derecho del campo ya sea el estatus listo , en reparacion <text:span text:style-name="T6">o garantia</text:span>. Lo que hara esto es que buscara en la base de datos el nombre del cliente y si seleccionamos listo , el resultado seran los equipos para el cliente ingresado que se encuentran listos. </text:p>
      <text:p text:style-name="P10"/>
      <text:p text:style-name="P10">La <text:span text:style-name="T6">siguiente </text:span><text:s/>es igual a la segunda pero con la opcion de <text:span text:style-name="T2">En reparacion.</text:span></text:p>
      <text:p text:style-name="P20"/>
      <text:p text:style-name="P20">La <text:span text:style-name="T6">ultima </text:span>es igual a la segunda pero con la opcion de <text:span text:style-name="T6">Garantia</text:span>.</text:p>
      <text:p text:style-name="P2"/>
      <text:p text:style-name="P3">Todos los equipos:</text:p>
      <text:p text:style-name="P3"/>
      <text:p text:style-name="P10">Por ultimo tenemos la busqueda de todos los equipos ingresados al sistema. </text:p>
      <text:p text:style-name="P10"/>
      <text:p text:style-name="P10"/>
      <text:p text:style-name="P10">**<text:span text:style-name="T3">NOTA: El <text:s/>resultado de la Busqueda arroja los siguientes datos , Editar, Folio, Modelo, imei,Cliente, Status,Reparacion, Detalles ( Detalles Tecnicos) , Contrasena, Fecha( Fecha de ingreso) , Email , y Telefono de contacto para autorizacion , para ver detalles del cliente se tiene que buscar el cliente. </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4"/>
      <text:p text:style-name="P4">FOLIOS.</text:p>
      <text:p text:style-name="P4"/>
      <text:p text:style-name="P3">Ingresar Folio nuevo:</text:p>
      <text:p text:style-name="P3"/>
      <text:p text:style-name="P12">El boton de enmedio del sistema el cual dice Folio , es el que te lleva directamente al ingreso de un folio nuevo, para hacer mas seguro y consistente al sistema se le aplicaron ciertas reglas <text:s/>en donde <text:span text:style-name="T4">hay </text:span><text:s/>campos obligatorios que se tienen que llenar adecuadamente para poder seguir con la captura del nuevo folio.</text:p>
      <text:p text:style-name="P12"/>
      <text:p text:style-name="P12">La primer Regla es <text:s/>siempre tenemos que ingresar el cliente , un folio no puede ser ingresado al sistema si no se ingresa <text:s/>el nombre del cliente. </text:p>
      <text:p text:style-name="P12"/>
      <text:p text:style-name="P12">Al esta ingresando el nombre del cliente una lista <text:s/>de autocompletar saldra a la vista, si en la lista no se encuentra el cliente deseando el sistema mismo no dejara <text:s/>ingresar un nuevo folio, lo cual <text:s/>obligara a registrar un nuevo cliente para l<text:span text:style-name="T4">u</text:span>ego ingresar un nuevo folio. *referirse a la pagina 5 para ingresar nuevo cliente </text:p>
      <text:p text:style-name="P12"/>
      <text:p text:style-name="P12">Una vez llenado el campo de cliente <text:s/>los demas campo<text:span text:style-name="T4">s</text:span> son bastante claros y de caracter no obligatorio, los campos son los siguientes: </text:p>
      <text:p text:style-name="P12"/>
      <text:p text:style-name="P3">Imei, Equipo, Fecha <text:s/>(esta por default tendra la fecha del dia de hoy que la computadora tiene), opciones <text:s/>de garantia y nuevo ingreso, Detalles de Servicio Tecnico , Contrasena. </text:p>
      <text:p text:style-name="P3"/>
      <text:p text:style-name="P14">Al hacer click en el boton de agregar folio el folio se guardara en la base de datos. </text:p>
      <text:p text:style-name="P3"/>
      <text:p text:style-name="P3"/>
      <text:p text:style-name="P4">Editar folio: </text:p>
      <text:p text:style-name="P4"/>
      <text:p text:style-name="P13">Para editar un Folio tendremos que recurrir a la busqueda ya sea por folio, imei, cliente etc, por la que mas nos acomode , una vez realizada la busqueda apareceran los resultados y la primera columna de la izq es la columna de editar al hacer click en editar te mandara directamente a la pantalla para cambiar los datos del folo seleccionado. </text:p>
      <text:p text:style-name="P13"/>
      <text:p text:style-name="P13">Otra vez, por seguridad y consistencia del sistema no todos los campos pueden ser editados, los campos que pueden ser editados son <text:span text:style-name="T2">Equipo, Fecha, Detalles tecnicos,contrasena , status, e imei, </text:span>todos son campos de texto en los cuales se puede reemplazar por completo la informacion anterior por una nueva o bien agregar <text:s/>a la informacion existente. El campo de status tiene 2 opciones “listo” y “No hay reparacion”, al seleccionar cualesquiera de estas opciones una pequena pantalla saltara a la vista con opciones de lo que se arreglo. Si por alguna razon se quisiera cambia el email y el telefono de contacto del cliente se tendra que hacer desde la pantalla de editar cliente**. Referirse a la pagina 5 para editar cliente. </text:p>
      <text:p text:style-name="P13"/>
      <text:p text:style-name="P13">Una vez terminado la edicion se hara click en el boton de guardar cambios y los cambios se guardaran en la base de datos. </text:p>
      <text:p text:style-name="P13"/>
      <text:p text:style-name="P5"/>
      <text:p text:style-name="P5"><text:soft-page-break/></text:p>
      <text:p text:style-name="P5"/>
      <text:p text:style-name="P5"/>
      <text:p text:style-name="P5">Impresion <text:span text:style-name="T7">De folios</text:span></text:p>
      <text:p text:style-name="P5"/>
      <text:p text:style-name="P21">Para imprimir tenemos dos maneras de hacerlo, la primera ,que es la que forzosamente se tiene que hacer al momento de capturar un nuevo folio, <text:s/>esta en <text:s/>Folios -&gt; Agregar Folio Nuevo <text:s/>ahi en esa seccion veremos el boton deshabilitado ya que primero tenemos que registrar el folio llenando los campos que se piden y despues hacer click en el boton Agregar Folio, al hacer esto el boton imprimir se habilitara. </text:p>
      <text:p text:style-name="P21">Haciendo click en este boton veremos una pantalla con los datos del folio recien agregado , en esa pantalla haremos click en imprimir y veremos una ultima pantall que sera la definitiva de como saldra nuestra impresion, tendremos que hacer click una vez mas y listo.</text:p>
      <text:p text:style-name="P21">Si damos click en cancelar de ultima hora antes de imprimir pasara que podremos modificar los <text:span text:style-name="T2">datos a imprimir <text:s/></text:span><text:s/>y mandar a impresion pero no se modificara el registro en la base de datos para tener una consistencia en eso deberemos de ir a la seccion de modificar <text:s/>y ahi modificar los datos para que concuerden con la impresion. </text:p>
      <text:p text:style-name="P25"/>
      <text:p text:style-name="P23">La segunda opcion es la antes mencionada <text:s/>tendremos <text:s/>que buscar el folio por el metodo que se nos facilite mas y seleccionar la opcion que esta del lado izquierdo de folio que <text:s/>buscamos la cual dice editar, al hacerlo nos mandara a la pantalla de edicion de folios en la cual podremos modificar el folio para luego guardarlo e imprimirlo tal y como se ingreso la modificacion a la base de datos. </text:p>
      <text:p text:style-name="P26"/>
      <text:p text:style-name="P1"/>
      <text:p text:style-name="P1"/>
      <text:p text:style-name="P5">CLIENTES.</text:p>
      <text:p text:style-name="P5"/>
      <text:p text:style-name="P5">Ingresar clientes:</text:p>
      <text:p text:style-name="P5"/>
      <text:p text:style-name="P15">Para ingresar un cliente nuevo tendras que hacer click en el boton de la derecha de <text:s/>la pantalla principal, en cual desplegara un menu de 2 opciones , Agregar cliente nuevo, y mostrar todos los clientes, para agregar un cliente nuevo tendremos que seleccionar la opcion agreagar cliente nuevo, al hacer esto se mostrara una pantalla <text:s/>en la cual pedira los datos de cliente a ingresar, e igual como se vio anteriormente se tiene por seguridad y consistencia del sistema 2 datos los cuales se tendran que agregar de manra obligatoria, los cuales son nombre de cliente y telefono de contacto si almenos uno de estos esta vacio no se podra continuar con la captura de cliente nuevo. </text:p>
      <text:p text:style-name="P15">Una vez llenado los campos se tendra que hacer click en el boton de Nuevo cliente y este se almacenara en la base de Datos. </text:p>
      <text:p text:style-name="P15"/>
      <text:p text:style-name="P15"/>
      <text:p text:style-name="P15"/>
      <text:p text:style-name="P6">Editar Clientes:</text:p>
      <text:p text:style-name="P6"/>
      <text:p text:style-name="P15">Una vez agregados los clientes para poder editarlos tendremos que , desde el boton de clientes, seleccionar la opcion de “mostrar <text:span text:style-name="T5">los clientes </text:span>”, <text:span text:style-name="T5">ahi aparecera un boton de buscar, hacer click ahi y nos motrara todos los clientes registrados en <text:s/>la base de datos, una ves mostrada la lista de clientes veremos una columna la que dice editar , seleccionamos el cliente correcto y damos click <text:s/>en editar <text:s/>y nos llevara a la pantalla para editar la informacion del cliente, en la cual podremos cambiar completamente datos como Celular, Telefono de Contacto, e email, no se podra cambia el nombre de cliente por </text:span><text:soft-page-break/><text:span text:style-name="T5">cuestiones de consistencia en la base de datos. </text:span></text:p>
      <text:p text:style-name="P15"/>
      <text:p text:style-name="P16">Al hacer los cambios necesarios daremos click en el boton de Guardar cambios y los cambios seran guardados en la base de datos. </text:p>
      <text:p text:style-name="P5"/>
      <text:p text:style-name="P1"/>
      <text:p text:style-name="P1"/>
      <text:p text:style-name="P1"/>
      <text:p text:style-name="P7">USUARIOS.</text:p>
      <text:p text:style-name="P7"/>
      <text:p text:style-name="P7"/>
      <text:p text:style-name="P7"/>
      <text:p text:style-name="P7">Agregar Usuarios:</text:p>
      <text:p text:style-name="P7"/>
      <text:p text:style-name="P17">Para agregar usuario tienes que ser un usuario de tipo Administrador, al ingresar al sistema con un usuario tipo administrador una cuarta opcion aparecera en la pantalla principal que es la opcion “Manejo de Usuarios”. </text:p>
      <text:p text:style-name="P17"/>
      <text:p text:style-name="P17">Al hacer click en esa opcion <text:s/>apareceran 2 opciones, “Mostrar usuarios ” y “agregar usuarios”, <text:s/>para agregar usuarios <text:s/>seleccionaremos la segunda y acontinuacion una pantalla saltara a la vista que nos <text:s/>pedira nombre de usuario ( que es el nombre que usaremos para ingresar al sistema ) , nombre , contrasena <text:s/>y tipo de usuario, si el tipo de usuario Administrador es seleccionado <text:s/>y se presiona el boton nuevo usuario el usuario podra tener el privilegio de agreagar y editar datos de usuarios previamente registrados, de lo contrario <text:s/>no podra acceder al la seccion de manejor de usuarios. </text:p>
      <text:p text:style-name="P7"/>
      <text:p text:style-name="P7"/>
      <text:p text:style-name="P7">Editar Usuarios:<text:line-break/></text:p>
      <text:p text:style-name="P17">En la segunda opcion que nos brinda el boton de manejar usuario tenemos la de mostrar usuarios, al seleccionarla y dar click en el boton muestra usuarios , nos mostrara una lista de usuarios que tienen acceso al sistema , para editarlo simplemente se tiene que dar click en la columna de editar y podremos editarlo a nuestra voluntad , al finalizar debemos dar click en el boton de guardar cambios y los cambios seran guardados en la base de dato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27">USUARIOS( Administradores ) : </text:p>
      <text:p text:style-name="P27"/>
      <text:p text:style-name="P27">Agregar Usuario: </text:p>
      <text:p text:style-name="P27"/>
      <text:p text:style-name="P23">Para agregar usuario deberemos de ingresar como un usuario con privilegios de administrador, el cual al momento de ingresar en el sistema vera un boton que dice manejar usuarios , al hacer click en ese aparecera un menu en el cual tendras dos opciones, 1) agregar usuarios , 2) mostrar usuarios, claro tendremos que seleccionar agregar usuarios y se presentara una ventana con varios campos , entre los cuales hay algunos que son obligatorios para poder seguir con el registro, al terminar de llenar los campos seleccionamos el boton agregar usuarios y listo tenemos un acceso mas al sistema. </text:p>
      <text:p text:style-name="P23"/>
      <text:p text:style-name="P27">Editar Usuarios:</text:p>
      <text:p text:style-name="P27"/>
      <text:p text:style-name="P23">Esta se presenta haciendo click en el boton de manejar usuarios, luego seleccionando la opcion mostrar usuarios, la cual mostrara todos los usuarios en el sistema, en la tabla mostrada hay una opcion <text:s/>qeu esta localizada <text:s/>al lado izq de cada usuario que dice <text:span text:style-name="T2">Editar</text:span>al hacer click en editar nos mandara a la pantalla de edicion de usuario en la cual tendremos la libertar de editar los usuarios para luego guardar.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text:soft-page-break/></text:p>
      <text:p text:style-name="P1"/>
      <text:p text:style-name="P1"/>
      <text:p text:style-name="P1"/>
      <text:p text:style-name="P8">BOTONES: </text:p>
      <text:p text:style-name="P8"/>
      <text:p text:style-name="P8"/>
      <text:p text:style-name="P8"/>
      <text:p text:style-name="P8"/>
      <text:p text:style-name="P8"/>
      <text:p text:style-name="P8"/>
      <text:p text:style-name="P8">Buscar(pagina principal) : </text:p>
      <text:p text:style-name="P18">Despliega menu de busqueda de Folios </text:p>
      <text:p text:style-name="P18"/>
      <text:p text:style-name="P8">Buscar(menu de busqueda):</text:p>
      <text:p text:style-name="P18">Activa la busqueda en la base de datos.</text:p>
      <text:p text:style-name="P18"/>
      <text:p text:style-name="P8">Folios:</text:p>
      <text:p text:style-name="P18">Despliega la pantalla de agregar folio nuevo. </text:p>
      <text:p text:style-name="P8"/>
      <text:p text:style-name="P8">Agregar folio:</text:p>
      <text:p text:style-name="P18">Una vez llenados los campos necesarios, los agrega a la base de datos como folio nuevo. </text:p>
      <text:p text:style-name="P8"/>
      <text:p text:style-name="P8">Imprimir:</text:p>
      <text:p text:style-name="P18">Este boton por default esta desactivado ya que se tiene que agregar el folio a la base de datos para poder imprimir recibo. Al presionarlo despliega la pantalla preview de impresion.</text:p>
      <text:p text:style-name="P8"/>
      <text:p text:style-name="P8">Clientes:</text:p>
      <text:p text:style-name="P18">Despliega menu de ingreso de cliente nuevo y busqueda de clientes registrados. </text:p>
      <text:p text:style-name="P8"/>
      <text:p text:style-name="P8">Nuevo cliente: </text:p>
      <text:p text:style-name="P18">Al llenar lo campos necesarios para el registo de nuevo cliente, lo ingresa a la base de datos.</text:p>
      <text:p text:style-name="P18"/>
      <text:p text:style-name="P8">Editar:</text:p>
      <text:p text:style-name="P18">Este boton aparece en tanto en la busqueda de folios como en la busquedaa de clientes, al hacer click en ellos cada uno te lleva a la seccion de edicion tanto de folio como de cliente. </text:p>
      <text:p text:style-name="P18"/>
      <text:p text:style-name="P8">Guardar Cambios:</text:p>
      <text:p text:style-name="P18">Guarda cambios <text:s/>hechos tanto en el folio seleccionado como en el cliente seleccionado. </text:p>
      <text:p text:style-name="P18"/>
      <text:p text:style-name="P18"/>
      <text:p text:style-name="P1"/>
      <text:p text:style-name="P1"/>
      <text:p text:style-name="P1"/>
      <text:p text:style-name="P1"/>
      <text:p text:style-name="P1"/>
      <text:p text:style-name="P1"/>
      <text:p text:style-name="P1"/>
      <text:p text:style-name="P1"/>
      <text:p text:style-name="P1"><text:soft-page-break/></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c </meta:initial-creator>
    <meta:creation-date>2014-08-17T04:53:06.166326986</meta:creation-date>
    <dc:date>2014-08-28T05:47:51.124902604</dc:date>
    <dc:creator>robc </dc:creator>
    <meta:editing-duration>PT5H8M44S</meta:editing-duration>
    <meta:editing-cycles>10</meta:editing-cycles>
    <meta:generator>LibreOffice/4.2.5.2$Linux_X86_64 LibreOffice_project/420$Build-2</meta:generator>
    <meta:document-statistic meta:table-count="0" meta:image-count="0" meta:object-count="0" meta:page-count="9" meta:paragraph-count="94" meta:word-count="1997" meta:character-count="12437" meta:non-whitespace-character-count="10413"/>
  </office:meta>
</office:document-meta>
</file>